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423200004D0200006CDEA571B0F27948629C.svg" manifest:media-type="image/svg+xml"/>
  <manifest:file-entry manifest:full-path="Pictures/10000201000002530000034961256B9F271DDF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12.719cm, 0cm, 4.51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기본값">
        <draw:frame draw:style-name="gr1" draw:text-style-name="P1" draw:layer="layout" svg:width="18.999cm" svg:height="10.249cm" svg:x="0cm" svg:y="0.001cm">
          <draw:image xlink:href="Pictures/1001423200004D0200006CDEA571B0F27948629C.svg" xlink:type="simple" xlink:show="embed" xlink:actuate="onLoad" draw:mime-type="image/svg+xml">
            <text:p/>
          </draw:image>
          <draw:image xlink:href="Pictures/10000201000002530000034961256B9F271DDF0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0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1T13:53:05.084000000</meta:creation-date>
    <dc:date>2021-12-31T13:54:44.672000000</dc:date>
    <meta:editing-duration>PT1M40S</meta:editing-duration>
    <meta:editing-cycles>1</meta:editing-cycles>
    <meta:document-statistic meta:object-count="1"/>
    <meta:generator>LibreOffice/7.1.4.2$Windows_X86_64 LibreOffice_project/a529a4fab45b75fefc5b6226684193eb000654f6</meta:generator>
  </office:meta>
</office:document-meta>
</file>